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fo:language="fr" fo:country="FR"/>
    </style:style>
    <style:style style:name="T3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4" style:parent-style-name="Lienhypertexte" style:family="text">
      <style:text-properties fo:language="fr" fo:country="FR"/>
    </style:style>
    <style:style style:name="T5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6" style:parent-style-name="Lienhypertexte" style:family="text">
      <style:text-properties fo:language="fr" fo:country="FR"/>
    </style:style>
    <style:style style:name="T7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8" style:parent-style-name="Lienhypertexte" style:family="text">
      <style:text-properties fo:language="fr" fo:country="FR"/>
    </style:style>
    <style:style style:name="T9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0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1" style:parent-style-name="Lienhypertexte" style:family="text">
      <style:text-properties fo:language="fr" fo:country="FR"/>
    </style:style>
    <style:style style:name="P12" style:parent-style-name="Standard" style:family="paragraph">
      <style:text-properties style:text-underline-type="single" style:text-underline-style="solid" style:text-underline-width="auto" style:text-underline-mode="continuous" fo:language="fr" fo:country="FR"/>
    </style:style>
    <style:style style:name="P13" style:parent-style-name="Standard" style:family="paragraph">
      <style:text-properties style:text-underline-type="single" style:text-underline-style="solid" style:text-underline-width="auto" style:text-underline-mode="continuous" fo:language="fr" fo:country="FR"/>
    </style:style>
    <style:style style:name="P14" style:parent-style-name="Standard" style:family="paragraph">
      <style:text-properties fo:language="fr" fo:country="FR"/>
    </style:style>
  </office:automatic-styles>
  <office:body>
    <office:text text:use-soft-page-breaks="true">
      <text:p text:style-name="P1"><text:span text:style-name="T2">Lien1 :<text:s/></text:span><text:a xlink:href="https://hubinstitute.com/2021/DigitalBusiness/HUBDAY/Data/Guide-Ekimetrics-DataScience-Industrialisation" office:target-frame-name="_top" xlink:show="replace"><text:span text:style-name="Lienhypertexte">https://hubinstitute.com/2021/DigitalB</text:span><text:bookmark-start text:name="_Hlt74383473"/><text:bookmark-start text:name="_Hlt74383474"/><text:span text:style-name="Lienhypertexte">u</text:span><text:bookmark-end text:name="_Hlt74383473"/><text:bookmark-end text:name="_Hlt74383474"/><text:span text:style-name="Lienhypertexte">siness/HUBDAY/Data/Guide-Ekimetrics-DataScience-Industrialisation</text:span></text:a></text:p>
      <text:p text:style-name="Standard"><text:span text:style-name="T3">Lien2 :<text:s/></text:span><text:a xlink:href="https://fr.blog.businessdecision.com/data-science-ia-cadrer-projets-entreprise/" office:target-frame-name="_top" xlink:show="replace"><text:span text:style-name="T4">https://fr.blog.businessdecision.com/data-science-ia-cadrer-projets-entreprise/</text:span></text:a></text:p>
      <text:p text:style-name="Standard"><text:span text:style-name="T5">Lien3 :<text:s/></text:span><text:a xlink:href="https://dataanalyticspost.com/reperer-circuits-desinformation/" office:target-frame-name="_top" xlink:show="replace"><text:span text:style-name="T6">https://dataanalyticspost.com/reperer-circuits-desinformation/</text:span></text:a></text:p>
      <text:p text:style-name="Standard"><text:span text:style-name="T7">Lien4 :<text:s/></text:span><text:a xlink:href="https://www.avisia.fr/news/tribune-expert/role-data-scientist-mise-en-production-projet-data-science/#:~:text=Avant%20la%20mise%20en%20production,phase%20d'industrialisation%20sans%20douleur" office:target-frame-name="_top" xlink:show="replace"><text:span text:style-name="T8">https://www.avisia.fr/news/tribune-expert/role-data-scientist-mise-en-production-projet-data-science/#:~:text=Avant%20la%20mise%20en%20production,phase%20d'industrialisation%20sans%20douleur</text:span></text:a><text:span text:style-name="T9">.</text:span></text:p>
      <text:p text:style-name="Standard"><text:span text:style-name="T10">Lien5 :<text:s/></text:span><text:a xlink:href="https://www.oracle.com/sn/data-science/what-is-data-science/" office:target-frame-name="_top" xlink:show="replace"><text:span text:style-name="T11">https://www.oracle.com/sn/data-science/what-is-data-science/</text:span></text:a></text:p>
      <text:p text:style-name="P12"/>
      <text:p text:style-name="P13"/>
      <text:p text:style-name="P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oumar kane</dc:creator>
    <meta:creation-date>2009-04-16T11:32:00Z</meta:creation-date>
    <dc:date>2021-06-13T18:39:00Z</dc:date>
    <meta:template xlink:href="Normal" xlink:type="simple"/>
    <meta:editing-cycles>4</meta:editing-cycles>
    <meta:editing-duration>PT185940S</meta:editing-duration>
    <meta:user-defined meta:name="Info 1"/>
    <meta:user-defined meta:name="Info 2"/>
    <meta:user-defined meta:name="Info 3"/>
    <meta:user-defined meta:name="Info 4"/>
    <meta:document-statistic meta:page-count="1" meta:paragraph-count="2" meta:word-count="172" meta:character-count="1122" meta:row-count="7" meta:non-whitespace-character-count="952"/>
  </office:meta>
</office:document-meta>
</file>